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5.815cm">
          <text:p/>
        </draw:line>
        <draw:frame draw:style-name="gr3" draw:text-style-name="P5" draw:layer="layout" svg:width="6.35cm" svg:height="1.673cm" svg:x="0.1cm" svg:y="4.142cm">
          <draw:text-box>
            <text:p text:style-name="P4"><text:span text:style-name="T2">= ==</text:span></text:p>
            <text:p text:style-name="P4"><text:span text:style-name="T2">\= &gt;&lt; &lt;&gt; \==</text:span></text:p>
            <text:p text:style-name="P4"><text:span text:style-name="T2">isNull</text:span></text:p>
          </draw:text-box>
        </draw:frame>
        <draw:line draw:style-name="gr2" draw:text-style-name="P3" draw:layer="layout" svg:x1="6.45cm" svg:y1="5.815cm" svg:x2="0.1cm" svg:y2="5.81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Poi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1.36cm" svg:x="0.1cm" svg:y="2.5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6.45cm" svg:y2="3.91cm">
          <text:p/>
        </draw:line>
        <draw:line draw:style-name="gr2" draw:text-style-name="P3" draw:layer="layout" svg:x1="6.45cm" svg:y1="2.005cm" svg:x2="6.45cm" svg:y2="5.8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5T00:19:29.45</dc:date>
    <dc:language>en-US</dc:language>
    <meta:editing-cycles>16</meta:editing-cycles>
    <meta:editing-duration>PT00H44M18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